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Text_20_body" style:list-style-name="L1">
      <style:text-properties fo:font-size="10pt" fo:language="en" fo:country="US" fo:font-style="italic" style:font-size-asian="8.75pt" style:font-style-asian="italic" style:font-size-complex="10pt" style:font-style-complex="italic"/>
    </style:style>
    <style:style style:name="P3" style:family="paragraph" style:parent-style-name="Text_20_body" style:list-style-name="L1">
      <style:text-properties fo:font-size="10pt" fo:language="en" fo:country="US" fo:font-style="italic" fo:font-weight="bold" style:font-size-asian="8.75pt" style:font-style-asian="italic" style:font-weight-asian="bold" style:font-size-complex="10pt" style:font-style-complex="italic" style:font-weight-complex="bold"/>
    </style:style>
    <style:style style:name="P4" style:family="paragraph" style:parent-style-name="Text_20_body">
      <style:text-properties fo:font-size="10pt" fo:language="en" fo:country="US" fo:font-style="italic" fo:font-weight="normal" style:font-size-asian="8.75pt" style:font-style-asian="italic" style:font-weight-asian="normal" style:font-size-complex="10pt" style:font-style-complex="italic" style:font-weight-complex="normal"/>
    </style:style>
    <style:style style:name="P5" style:family="paragraph" style:parent-style-name="Text_20_body" style:list-style-name="L1">
      <style:text-properties fo:font-size="10pt" fo:language="en" fo:country="US" fo:font-style="italic" fo:font-weight="normal" style:font-size-asian="8.75pt" style:font-style-asian="italic" style:font-weight-asian="normal" style:font-size-complex="10pt" style:font-style-complex="italic" style:font-weight-complex="normal"/>
    </style:style>
    <style:style style:name="P6" style:family="paragraph" style:parent-style-name="Text_20_body">
      <style:text-properties fo:language="en" fo:country="US" fo:font-style="italic" style:font-style-asian="italic" style:font-style-complex="italic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7. Processes and IPC in Linux</text:h>
      <text:p text:style-name="P6">Sub-topics:</text:p>
      <text:list xml:id="list1863836959" text:style-name="L1">
        <text:list-item>
          <text:p text:style-name="P2">Processes in Linux</text:p>
          <text:list>
            <text:list-item>
              <text:p text:style-name="P3">fork() <text:span text:style-name="T1">- What and how</text:span></text:p>
            </text:list-item>
            <text:list-item>
              <text:p text:style-name="P3"><text:span text:style-name="T1">Challenges associated with using </text:span>fork()</text:p>
            </text:list-item>
            <text:list-item>
              <text:p text:style-name="P5">Challenges using process shared mutexes, conditionals and semaphores</text:p>
            </text:list-item>
          </text:list>
        </text:list-item>
        <text:list-item>
          <text:p text:style-name="P5">Shared memory, Queues &amp; Pipes</text:p>
          <text:list>
            <text:list-item>
              <text:p text:style-name="P5">Their Design</text:p>
            </text:list-item>
            <text:list-item>
              <text:p text:style-name="P5">How do you use them</text:p>
            </text:list-item>
            <text:list-item>
              <text:p text:style-name="P5">What can and can't they do – Design considerations</text:p>
            </text:list-item>
            <text:list-item>
              <text:p text:style-name="P5">Data Serialization or not? What is it and when to use it?</text:p>
            </text:list-item>
          </text:list>
        </text:list-item>
      </text:list>
      <text:p text:style-name="Horizontal_20_Line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jarke Vad Andersen</meta:initial-creator>
    <meta:creation-date>2012-06-11T16:04:23</meta:creation-date>
    <dc:date>2012-06-11T16:06:41</dc:date>
    <dc:creator>Bjarke Vad Andersen</dc:creator>
    <meta:editing-duration>P0D</meta:editing-duration>
    <meta:editing-cycles>1</meta:editing-cycles>
    <meta:document-statistic meta:table-count="0" meta:image-count="0" meta:object-count="0" meta:page-count="1" meta:paragraph-count="11" meta:word-count="70" meta:character-count="362" meta:non-whitespace-character-count="312"/>
    <meta:generator>LibreOffice/3.5$Linux_X86_64 LibreOffice_project/350m1$Build-2</meta:generator>
  </office:meta>
</office:document-meta>
</file>